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5cm" fo:min-width="1.104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textarea-horizontal-align="justify" draw:textarea-vertical-align="middle" draw:auto-grow-height="false" fo:min-height="0.05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668cm" fo:min-width="1.18cm"/>
      <style:paragraph-properties style:writing-mode="lr-tb"/>
    </style:style>
    <style:style style:name="gr9" style:family="graphic" style:parent-style-name="standard">
      <style:graphic-properties svg:stroke-color="#127622" draw:fill-color="#069a2e" draw:textarea-horizontal-align="justify" draw:textarea-vertical-align="middle" draw:auto-grow-height="false" fo:min-height="0.668cm" fo:min-width="1.18cm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745cm" fo:min-width="0.569cm"/>
    </style:style>
    <style:style style:name="gr11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svg:stroke-color="#000000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069a2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268cm" svg:height="2.269cm" svg:x="22.721cm" svg:y="8.617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15.852cm" svg:y1="18.607cm" svg:x2="10.919cm" svg:y2="18.638cm">
            <text:p/>
          </draw:line>
          <draw:line draw:style-name="gr2" draw:text-style-name="P2" draw:layer="layout" svg:x1="15.855cm" svg:y1="18.59cm" svg:x2="10.922cm" svg:y2="18.621cm">
            <text:p/>
          </draw:line>
          <draw:line draw:style-name="gr2" draw:text-style-name="P2" draw:layer="layout" svg:x1="12.266cm" svg:y1="19.289cm" svg:x2="14.717cm" svg:y2="19.289cm">
            <text:p/>
          </draw:line>
          <draw:line draw:style-name="gr2" draw:text-style-name="P2" draw:layer="layout" svg:x1="12.929cm" svg:y1="19.873cm" svg:x2="14.107cm" svg:y2="19.873cm">
            <text:p/>
          </draw:line>
          <draw:line draw:style-name="gr2" draw:text-style-name="P2" draw:layer="layout" svg:x1="13.451cm" svg:y1="18.566cm" svg:x2="13.471cm" svg:y2="17.06cm">
            <text:p/>
          </draw:line>
        </draw:g>
        <draw:g xml:id="id2" draw:id="id2">
          <draw:line draw:style-name="gr2" draw:text-style-name="P2" draw:layer="layout" svg:x1="4.951cm" svg:y1="16.751cm" svg:x2="4.329cm" svg:y2="16.513cm">
            <text:p/>
          </draw:line>
          <draw:line draw:style-name="gr2" draw:text-style-name="P2" draw:layer="layout" svg:x1="5.549cm" svg:y1="15.999cm" svg:x2="4.33cm" svg:y2="16.517cm">
            <text:p/>
          </draw:line>
          <draw:line draw:style-name="gr2" draw:text-style-name="P2" draw:layer="layout" svg:x1="5.573cm" svg:y1="15.001cm" svg:x2="4.309cm" svg:y2="14.502cm">
            <text:p/>
          </draw:line>
          <draw:line draw:style-name="gr2" draw:text-style-name="P2" draw:layer="layout" svg:x1="5.578cm" svg:y1="16.023cm" svg:x2="4.314cm" svg:y2="15.524cm">
            <text:p/>
          </draw:line>
          <draw:line draw:style-name="gr2" draw:text-style-name="P2" draw:layer="layout" svg:x1="5.565cm" svg:y1="14.981cm" svg:x2="4.346cm" svg:y2="15.499cm">
            <text:p/>
          </draw:line>
          <draw:line draw:style-name="gr2" draw:text-style-name="P2" draw:layer="layout" svg:x1="5.521cm" svg:y1="13.971cm" svg:x2="4.302cm" svg:y2="14.489cm">
            <text:p/>
          </draw:line>
          <draw:line draw:style-name="gr2" draw:text-style-name="P2" draw:layer="layout" svg:x1="5.461cm" svg:y1="13.981cm" svg:x2="4.839cm" svg:y2="13.743cm">
            <text:p/>
          </draw:line>
        </draw:g>
        <draw:g>
          <draw:line draw:style-name="gr2" draw:text-style-name="P2" draw:layer="layout" svg:x1="9.631cm" svg:y1="16.714cm" svg:x2="9.009cm" svg:y2="16.479cm">
            <text:p/>
          </draw:line>
          <draw:line draw:style-name="gr2" draw:text-style-name="P2" draw:layer="layout" svg:x1="10.229cm" svg:y1="15.971cm" svg:x2="9.01cm" svg:y2="16.483cm">
            <text:p/>
          </draw:line>
          <draw:line draw:style-name="gr2" draw:text-style-name="P2" draw:layer="layout" svg:x1="10.253cm" svg:y1="14.986cm" svg:x2="8.989cm" svg:y2="14.493cm">
            <text:p/>
          </draw:line>
          <draw:line draw:style-name="gr2" draw:text-style-name="P2" draw:layer="layout" svg:x1="10.258cm" svg:y1="15.996cm" svg:x2="8.994cm" svg:y2="15.503cm">
            <text:p/>
          </draw:line>
          <draw:line draw:style-name="gr2" draw:text-style-name="P2" draw:layer="layout" svg:x1="10.245cm" svg:y1="14.965cm" svg:x2="9.026cm" svg:y2="15.477cm">
            <text:p/>
          </draw:line>
          <draw:line draw:style-name="gr2" draw:text-style-name="P2" draw:layer="layout" svg:x1="10.201cm" svg:y1="13.968cm" svg:x2="8.982cm" svg:y2="14.48cm">
            <text:p/>
          </draw:line>
          <draw:line draw:style-name="gr2" draw:text-style-name="P2" draw:layer="layout" svg:x1="10.14cm" svg:y1="13.978cm" svg:x2="9.518cm" svg:y2="13.743cm">
            <text:p/>
          </draw:line>
        </draw:g>
        <draw:g>
          <draw:line draw:style-name="gr3" draw:text-style-name="P2" draw:layer="layout" svg:x1="8.615cm" svg:y1="8.935cm" svg:x2="8.615cm" svg:y2="10.936cm">
            <text:p/>
          </draw:line>
          <draw:line draw:style-name="gr3" draw:text-style-name="P2" draw:layer="layout" svg:x1="9.643cm" svg:y1="8.908cm" svg:x2="8.615cm" svg:y2="9.435cm">
            <text:p/>
          </draw:line>
          <draw:line draw:style-name="gr4" draw:text-style-name="P2" draw:layer="layout" svg:x1="9.643cm" svg:y1="10.951cm" svg:x2="8.615cm" svg:y2="10.424cm">
            <text:p/>
          </draw:line>
          <draw:line draw:style-name="gr3" draw:text-style-name="P2" draw:layer="layout" svg:x1="9.615cm" svg:y1="7.907cm" svg:x2="9.615cm" svg:y2="8.908cm">
            <text:p/>
          </draw:line>
          <draw:line draw:style-name="gr3" draw:text-style-name="P2" draw:layer="layout" svg:x1="9.615cm" svg:y1="10.94cm" svg:x2="9.615cm" svg:y2="11.941cm">
            <text:p/>
          </draw:line>
          <draw:line draw:style-name="gr3" draw:text-style-name="P2" draw:layer="layout" svg:x1="7.615cm" svg:y1="9.96cm" svg:x2="8.587cm" svg:y2="9.96cm">
            <text:p/>
          </draw:line>
        </draw:g>
        <draw:g xml:id="id5" draw:id="id5">
          <draw:line draw:style-name="gr3" draw:text-style-name="P2" draw:layer="layout" svg:x1="15.24cm" svg:y1="8.344cm" svg:x2="15.24cm" svg:y2="10.345cm">
            <text:p/>
          </draw:line>
          <draw:line draw:style-name="gr3" draw:text-style-name="P2" draw:layer="layout" svg:x1="16.268cm" svg:y1="8.317cm" svg:x2="15.24cm" svg:y2="8.844cm">
            <text:p/>
          </draw:line>
          <draw:line draw:style-name="gr4" draw:text-style-name="P2" draw:layer="layout" svg:x1="16.268cm" svg:y1="10.36cm" svg:x2="15.24cm" svg:y2="9.833cm">
            <text:p/>
          </draw:line>
          <draw:line draw:style-name="gr3" draw:text-style-name="P2" draw:layer="layout" svg:x1="16.24cm" svg:y1="7.316cm" svg:x2="16.24cm" svg:y2="8.317cm">
            <text:p/>
          </draw:line>
          <draw:line draw:style-name="gr3" draw:text-style-name="P2" draw:layer="layout" svg:x1="16.24cm" svg:y1="10.349cm" svg:x2="16.24cm" svg:y2="11.35cm">
            <text:p/>
          </draw:line>
          <draw:line draw:style-name="gr3" draw:text-style-name="P2" draw:layer="layout" svg:x1="14.24cm" svg:y1="9.369cm" svg:x2="15.212cm" svg:y2="9.369cm">
            <text:p/>
          </draw:line>
        </draw:g>
        <draw:g>
          <draw:line draw:style-name="gr2" draw:text-style-name="P2" draw:layer="layout" svg:x1="9.632cm" svg:y1="6.086cm" svg:x2="9.01cm" svg:y2="5.851cm">
            <text:p/>
          </draw:line>
          <draw:line draw:style-name="gr2" draw:text-style-name="P2" draw:layer="layout" svg:x1="10.23cm" svg:y1="5.343cm" svg:x2="9.011cm" svg:y2="5.855cm">
            <text:p/>
          </draw:line>
          <draw:line draw:style-name="gr2" draw:text-style-name="P2" draw:layer="layout" svg:x1="10.254cm" svg:y1="4.357cm" svg:x2="8.99cm" svg:y2="3.864cm">
            <text:p/>
          </draw:line>
          <draw:line draw:style-name="gr2" draw:text-style-name="P2" draw:layer="layout" svg:x1="10.259cm" svg:y1="5.367cm" svg:x2="8.995cm" svg:y2="4.874cm">
            <text:p/>
          </draw:line>
          <draw:line draw:style-name="gr2" draw:text-style-name="P2" draw:layer="layout" svg:x1="10.246cm" svg:y1="4.337cm" svg:x2="9.027cm" svg:y2="4.849cm">
            <text:p/>
          </draw:line>
          <draw:line draw:style-name="gr2" draw:text-style-name="P2" draw:layer="layout" svg:x1="10.202cm" svg:y1="3.34cm" svg:x2="8.983cm" svg:y2="3.852cm">
            <text:p/>
          </draw:line>
          <draw:line draw:style-name="gr2" draw:text-style-name="P2" draw:layer="layout" svg:x1="10.142cm" svg:y1="3.35cm" svg:x2="9.52cm" svg:y2="3.115cm">
            <text:p/>
          </draw:line>
        </draw:g>
        <draw:g xml:id="id3" draw:id="id3">
          <draw:line draw:style-name="gr2" draw:text-style-name="P2" draw:layer="layout" svg:x1="5.078cm" svg:y1="6.086cm" svg:x2="4.456cm" svg:y2="5.851cm">
            <text:p/>
          </draw:line>
          <draw:line draw:style-name="gr2" draw:text-style-name="P2" draw:layer="layout" svg:x1="5.676cm" svg:y1="5.343cm" svg:x2="4.457cm" svg:y2="5.855cm">
            <text:p/>
          </draw:line>
          <draw:line draw:style-name="gr2" draw:text-style-name="P2" draw:layer="layout" svg:x1="5.7cm" svg:y1="4.357cm" svg:x2="4.436cm" svg:y2="3.864cm">
            <text:p/>
          </draw:line>
          <draw:line draw:style-name="gr2" draw:text-style-name="P2" draw:layer="layout" svg:x1="5.705cm" svg:y1="5.367cm" svg:x2="4.441cm" svg:y2="4.874cm">
            <text:p/>
          </draw:line>
          <draw:line draw:style-name="gr2" draw:text-style-name="P2" draw:layer="layout" svg:x1="5.692cm" svg:y1="4.337cm" svg:x2="4.473cm" svg:y2="4.849cm">
            <text:p/>
          </draw:line>
          <draw:line draw:style-name="gr2" draw:text-style-name="P2" draw:layer="layout" svg:x1="5.648cm" svg:y1="3.34cm" svg:x2="4.429cm" svg:y2="3.852cm">
            <text:p/>
          </draw:line>
          <draw:line draw:style-name="gr2" draw:text-style-name="P2" draw:layer="layout" svg:x1="5.588cm" svg:y1="3.35cm" svg:x2="4.966cm" svg:y2="3.115cm">
            <text:p/>
          </draw:line>
        </draw:g>
        <draw:connector draw:style-name="gr5" draw:text-style-name="P1" draw:layer="layout" svg:x1="4.944cm" svg:y1="10.136cm" svg:x2="4.94cm" svg:y2="13.743cm" draw:start-shape="id1" draw:start-glue-point="8" draw:end-shape="id2" draw:end-glue-point="0" svg:d="M4944 10136v1779h-4v1828" svg:viewBox="0 0 5 3608">
          <text:p/>
        </draw:connector>
        <draw:connector draw:style-name="gr5" draw:text-style-name="P1" draw:layer="layout" draw:line-skew="-1.762cm" svg:x1="4.944cm" svg:y1="9.705cm" svg:x2="5.067cm" svg:y2="6.085cm" draw:start-shape="id1" draw:start-glue-point="4" draw:end-shape="id3" draw:end-glue-point="2" svg:d="M4944 9705v-3547h123v-73" svg:viewBox="0 0 124 3621">
          <text:p/>
        </draw:connector>
        <draw:line draw:style-name="gr6" draw:text-style-name="P3" draw:layer="layout" svg:x1="9.601cm" svg:y1="11.9cm" svg:x2="9.601cm" svg:y2="13.776cm">
          <text:p/>
        </draw:line>
        <draw:custom-shape draw:style-name="gr7" draw:text-style-name="P1" draw:layer="layout" svg:width="0.429cm" svg:height="0.431cm" svg:x="9.406cm" svg:y="12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9.601cm" svg:y1="6.114cm" svg:x2="9.601cm" svg:y2="7.99cm">
          <text:p/>
        </draw:line>
        <draw:custom-shape draw:style-name="gr7" draw:text-style-name="P1" xml:id="id4" draw:id="id4" draw:layer="layout" svg:width="0.429cm" svg:height="0.431cm" svg:x="9.405cm" svg:y="6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6.113cm" svg:y1="4.302cm" svg:x2="16.113cm" svg:y2="2.524cm">
          <text:p/>
        </draw:line>
        <draw:line draw:style-name="gr6" draw:text-style-name="P3" draw:layer="layout" svg:x1="23.829cm" svg:y1="2.675cm" svg:x2="23.829cm" svg:y2="8.617cm">
          <text:p/>
        </draw:line>
        <draw:line draw:style-name="gr6" draw:text-style-name="P3" draw:layer="layout" svg:x1="4.91cm" svg:y1="9.991cm" svg:x2="8.663cm" svg:y2="9.991cm">
          <text:p/>
        </draw:line>
        <draw:custom-shape draw:style-name="gr7" draw:text-style-name="P1" xml:id="id1" draw:id="id1" draw:layer="layout" svg:width="0.429cm" svg:height="0.431cm" svg:x="4.729cm" svg:y="9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9.834cm" svg:y1="7.087cm" svg:x2="14.24cm" svg:y2="9.333cm" draw:start-shape="id4" draw:start-glue-point="10" draw:end-shape="id5" draw:end-glue-point="3" svg:d="M9834 7087h2178v2246h2228" svg:viewBox="0 0 4407 2247">
          <text:p/>
        </draw:connector>
        <draw:connector draw:style-name="gr5" draw:text-style-name="P1" draw:layer="layout" svg:x1="13.654cm" svg:y1="17.186cm" svg:x2="23.855cm" svg:y2="10.886cm" draw:start-shape="id6" draw:start-glue-point="10" draw:end-shape="id7" draw:end-glue-point="8" svg:d="M13654 17186h10201v-6300" svg:viewBox="0 0 10202 6301">
          <text:p/>
        </draw:connector>
        <draw:line draw:style-name="gr6" draw:text-style-name="P3" draw:layer="layout" svg:x1="4.91cm" svg:y1="16.747cm" svg:x2="4.91cm" svg:y2="17.216cm">
          <text:p/>
        </draw:line>
        <draw:line draw:style-name="gr6" draw:text-style-name="P3" draw:layer="layout" svg:x1="9.589cm" svg:y1="16.748cm" svg:x2="9.589cm" svg:y2="17.217cm">
          <text:p/>
        </draw:line>
        <draw:line draw:style-name="gr6" draw:text-style-name="P3" draw:layer="layout" svg:x1="4.91cm" svg:y1="17.216cm" svg:x2="13.51cm" svg:y2="17.216cm">
          <text:p/>
        </draw:line>
        <draw:custom-shape draw:style-name="gr7" draw:text-style-name="P1" xml:id="id6" draw:id="id6" draw:layer="layout" svg:width="0.429cm" svg:height="0.431cm" svg:x="13.225cm" svg:y="16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6.24cm" svg:y1="11.16cm" svg:x2="16.168cm" svg:y2="17.216cm">
          <text:p/>
        </draw:line>
        <draw:connector draw:style-name="gr5" draw:text-style-name="P1" draw:layer="layout" draw:line-skew="0cm 5.418cm" svg:x1="5.067cm" svg:y1="3.115cm" svg:x2="15.862cm" svg:y2="2.615cm" draw:start-shape="id3" draw:start-glue-point="0" draw:end-shape="id8" draw:end-glue-point="6" svg:d="M5067 3115v-551h11159v51h-364" svg:viewBox="0 0 11160 552">
          <text:p/>
        </draw:connector>
        <draw:custom-shape draw:style-name="gr7" draw:text-style-name="P1" xml:id="id8" draw:id="id8" draw:layer="layout" svg:width="0.429cm" svg:height="0.431cm" svg:x="15.862cm" svg:y="2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9.622cm" svg:y1="3.11cm" svg:x2="9.622cm" svg:y2="2.602cm">
          <text:p/>
        </draw:line>
        <draw:custom-shape draw:style-name="gr8" draw:text-style-name="P1" draw:layer="layout" svg:width="1.778cm" svg:height="1.016cm" svg:x="2.016cm" svg:y="9.255cm">
          <text:p text:style-name="P1">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.778cm" svg:height="1.016cm" svg:x="2.017cm" svg:y="13.956cm">
          <text:p text:style-name="P1">RB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" draw:text-style-name="P2" draw:layer="layout" svg:x1="16.232cm" svg:y1="7.186cm" svg:x2="15.61cm" svg:y2="6.951cm">
            <text:p/>
          </draw:line>
          <draw:line draw:style-name="gr2" draw:text-style-name="P2" draw:layer="layout" svg:x1="16.83cm" svg:y1="6.443cm" svg:x2="15.611cm" svg:y2="6.955cm">
            <text:p/>
          </draw:line>
          <draw:line draw:style-name="gr2" draw:text-style-name="P2" draw:layer="layout" svg:x1="16.854cm" svg:y1="5.457cm" svg:x2="15.59cm" svg:y2="4.964cm">
            <text:p/>
          </draw:line>
          <draw:line draw:style-name="gr2" draw:text-style-name="P2" draw:layer="layout" svg:x1="16.859cm" svg:y1="6.467cm" svg:x2="15.595cm" svg:y2="5.974cm">
            <text:p/>
          </draw:line>
          <draw:line draw:style-name="gr2" draw:text-style-name="P2" draw:layer="layout" svg:x1="16.846cm" svg:y1="5.437cm" svg:x2="15.627cm" svg:y2="5.949cm">
            <text:p/>
          </draw:line>
          <draw:line draw:style-name="gr2" draw:text-style-name="P2" draw:layer="layout" svg:x1="16.802cm" svg:y1="4.44cm" svg:x2="15.583cm" svg:y2="4.952cm">
            <text:p/>
          </draw:line>
          <draw:line draw:style-name="gr2" draw:text-style-name="P2" draw:layer="layout" svg:x1="16.742cm" svg:y1="4.45cm" svg:x2="16.12cm" svg:y2="4.215cm">
            <text:p/>
          </draw:line>
        </draw:g>
        <draw:line draw:style-name="gr6" draw:text-style-name="P3" draw:layer="layout" svg:x1="16.24cm" svg:y1="2.651cm" svg:x2="23.987cm" svg:y2="2.651cm">
          <text:p/>
        </draw:line>
        <draw:custom-shape draw:style-name="gr7" draw:text-style-name="P1" draw:layer="layout" svg:width="0.429cm" svg:height="0.431cm" svg:x="23.568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1.069cm" svg:height="1.995cm" svg:x="15.298cm" svg:y="8.366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5.24cm" svg:y1="9.833cm" svg:x2="16.24cm" svg:y2="10.349cm">
          <text:p/>
        </draw:line>
        <draw:line draw:style-name="gr12" draw:text-style-name="P3" draw:layer="layout" svg:x1="16.268cm" svg:y1="8.317cm" svg:x2="15.283cm" svg:y2="8.82cm">
          <text:p/>
        </draw:line>
        <draw:custom-shape draw:style-name="gr9" draw:text-style-name="P4" draw:layer="layout" svg:width="1.778cm" svg:height="1.016cm" svg:x="2.017cm" svg:y="3.956cm">
          <text:p text:style-name="P1">RB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.778cm" svg:height="1.016cm" svg:x="6.918cm" svg:y="3.957cm">
          <text:p text:style-name="P1">R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778cm" svg:height="1.016cm" svg:x="6.919cm" svg:y="7.458cm">
          <text:p text:style-name="P1">Co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778cm" svg:height="1.016cm" svg:x="6.92cm" svg:y="11.259cm">
          <text:p text:style-name="P1">em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.778cm" svg:height="1.016cm" svg:x="10.721cm" svg:y="14.86cm">
          <text:p text:style-name="P1">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778cm" svg:height="1.016cm" svg:x="13.722cm" svg:y="15.861cm">
          <text:p text:style-name="P1">G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778cm" svg:height="1.016cm" svg:x="16.523cm" svg:y="7.462cm">
          <text:p text:style-name="P1">emit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.778cm" svg:height="1.016cm" svg:x="13.524cm" svg:y="4.463cm">
          <text:p text:style-name="P1">R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778cm" svg:height="1.016cm" svg:x="21.625cm" svg:y="3.064cm">
          <text:p text:style-name="P1">vc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.778cm" svg:height="1.016cm" svg:x="21.626cm" svg:y="7.465cm">
          <text:p text:style-name="P1">Vc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6:05:57.908986972</meta:creation-date>
    <dc:date>2021-05-22T17:27:40.615081613</dc:date>
    <meta:editing-duration>PT16S</meta:editing-duration>
    <meta:editing-cycles>1</meta:editing-cycles>
    <meta:generator>LibreOffice/6.4.6.2$Linux_X86_64 LibreOffice_project/40$Build-2</meta:generator>
    <meta:document-statistic meta:object-count="98"/>
  </office:meta>
</office:document-meta>
</file>